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outline="false" style:text-line-through-style="none" style:font-name="Times New Roman"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P2" style:family="paragraph" style:parent-style-name="Standard">
      <style:text-properties style:text-outline="false" style:text-line-through-style="none" style:font-name="Times New Roman" fo:font-size="12pt" fo:font-style="normal" fo:text-shadow="none" style:text-underline-style="none" fo:font-weight="bold" style:font-name-asian="Tahoma1" style:font-size-asian="12pt" style:font-style-asian="normal" style:font-weight-asian="bold" style:font-name-complex="Tahoma1" style:font-size-complex="12pt" style:font-style-complex="normal" style:font-weight-complex="bold" style:text-emphasize="none" style:text-overline-style="none" style:text-overline-color="font-color"/>
    </style:style>
    <style:style style:name="P3" style:family="paragraph" style:parent-style-name="Standard">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margin-left="0cm" fo:margin-right="0cm" fo:text-indent="0cm" style:auto-text-indent="false"/>
      <style:text-properties style:text-outline="false" style:text-line-through-style="none" style:font-name="Times New Roman"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8" style:family="paragraph" style:parent-style-name="Standard">
      <style:paragraph-properties fo:margin-left="0cm" fo:margin-right="0cm" fo:text-indent="0cm" style:auto-text-indent="false"/>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9" style:family="paragraph" style:parent-style-name="Standard">
      <style:paragraph-properties fo:margin-left="0cm" fo:margin-right="0cm" fo:text-indent="0cm" style:auto-text-indent="false"/>
      <style:text-properties style:font-name="Times New Roman" fo:font-size="12pt" style:font-size-asian="12pt" style:font-size-complex="12pt"/>
    </style:style>
    <style:style style:name="P10" style:family="paragraph" style:parent-style-name="Standard">
      <style:paragraph-properties fo:margin-left="0cm" fo:margin-right="0cm" fo:text-indent="0cm" style:auto-text-indent="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style:font-name="Times New Roman" fo:font-size="12pt" fo:font-weight="bold" style:font-size-asian="12pt" style:font-weight-asian="bold" style:font-size-complex="12pt" style:font-weight-complex="bold"/>
    </style:style>
    <style:style style:name="P12" style:family="paragraph" style:parent-style-name="Standard" style:list-style-name="L1">
      <style:text-properties style:font-name="Times New Roman" fo:font-size="12pt" fo:font-weight="normal" style:font-size-asian="12pt" style:font-weight-asian="normal" style:font-size-complex="12pt" style:font-weight-complex="normal"/>
    </style:style>
    <style:style style:name="P13" style:family="paragraph" style:parent-style-name="Standard" style:list-style-name="L3">
      <style:text-properties style:font-name="Times New Roman" fo:font-size="12pt" fo:font-weight="normal" style:font-size-asian="12pt" style:font-weight-asian="normal" style:font-size-complex="12pt" style:font-weight-complex="normal"/>
    </style:style>
    <style:style style:name="P14" style:family="paragraph" style:parent-style-name="Standard" style:list-style-name="L2">
      <style:text-properties style:font-name="Times New Roman" fo:font-size="12pt" style:font-size-asian="12pt" style:font-size-complex="12pt"/>
    </style:style>
    <style:style style:name="P15" style:family="paragraph" style:parent-style-name="Standard" style:list-style-name="L3">
      <style:text-properties style:font-name="Times New Roman" fo:font-size="12pt" style:font-size-asian="12pt" style:font-size-complex="12pt"/>
    </style:style>
    <style:style style:name="P16" style:family="paragraph" style:parent-style-name="Standard" style:list-style-name="L2">
      <style:text-properties style:font-name="Times New Roman" fo:font-size="12pt" fo:font-weight="bold" style:font-size-asian="12pt" style:font-weight-asian="bold" style:font-size-complex="12pt" style:font-weight-complex="bold"/>
    </style:style>
    <style:style style:name="P17" style:family="paragraph" style:parent-style-name="Standard" style:list-style-name="L4">
      <style:text-properties style:font-name="Times New Roman" fo:font-size="12pt" fo:font-weight="bold" style:font-size-asian="12pt" style:font-weight-asian="bold" style:font-size-complex="12pt" style:font-weight-complex="bold"/>
    </style:style>
    <style:style style:name="P18" style:family="paragraph" style:parent-style-name="Standard" style:list-style-name="L2">
      <style:text-properties style:text-outline="false" style:text-line-through-style="none" style:font-name="Times New Roman"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19" style:family="paragraph" style:parent-style-name="Standard" style:list-style-name="L3">
      <style:text-properties style:text-outline="false" style:text-line-through-style="none" style:font-name="Times New Roman"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20" style:family="paragraph" style:parent-style-name="Standard" style:list-style-name="L2">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1" style:family="paragraph" style:parent-style-name="Standard" style:list-style-name="L3">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2" style:family="paragraph" style:parent-style-name="Standard" style:list-style-name="L4">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3" style:family="paragraph" style:parent-style-name="Standard" style:list-style-name="L5">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4" style:family="paragraph" style:parent-style-name="Standard" style:list-style-name="L3">
      <style:text-properties style:text-outline="false" style:text-line-through-style="none" style:font-name="Times New Roman"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P25" style:family="paragraph" style:parent-style-name="Standard" style:list-style-name="L4">
      <style:text-properties style:text-outline="false" style:text-line-through-style="none" style:font-name="Times New Roman"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P26" style:family="paragraph" style:parent-style-name="Standard" style:list-style-name="L6">
      <style:paragraph-properties fo:margin-left="0cm" fo:margin-right="0cm" fo:text-indent="0cm" style:auto-text-indent="false"/>
      <style:text-properties style:font-name="Times New Roman" fo:font-size="12pt" style:font-size-asian="12pt" style:font-size-complex="12pt"/>
    </style:style>
    <style:style style:name="P27" style:family="paragraph" style:parent-style-name="Standard">
      <style:paragraph-properties fo:margin-left="0cm" fo:margin-right="0cm" fo:text-indent="0cm" style:auto-text-indent="false"/>
      <style:text-properties style:font-name="Times New Roman" fo:font-size="12pt" fo:font-weight="bold" style:font-size-asian="12pt" style:font-weight-asian="bold" style:font-size-complex="12pt" style:font-weight-complex="bold"/>
    </style:style>
    <style:style style:name="T1"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2" style:family="text">
      <style:text-properties style:text-outline="false" style:text-line-through-style="none" fo:font-style="normal" fo:text-shadow="none" style:text-underline-style="none" fo:font-weight="normal" style:font-name-asian="Tahoma1" style:font-style-asian="normal" style:font-weight-asian="normal" style:font-name-complex="Tahoma1" style:font-style-complex="normal" style:font-weight-complex="normal" style:text-emphasize="none" style:text-overline-style="none" style:text-overline-color="font-color"/>
    </style:style>
    <style:style style:name="T3" style:family="text">
      <style:text-properties style:text-outline="false" style:text-line-through-style="none" fo:font-style="normal" fo:text-shadow="none" style:text-underline-style="none" fo:font-weight="bold" style:font-name-asian="Arial" style:font-style-asian="normal" style:font-weight-asian="bold" style:font-name-complex="Arial" style:font-style-complex="normal" style:font-weight-complex="bold" style:text-emphasize="none" style:text-overline-style="none" style:text-overline-color="font-color"/>
    </style:style>
    <style:style style:name="T4" style:family="text">
      <style:text-properties style:text-outline="false" style:text-line-through-style="none" fo:font-style="normal" fo:text-shadow="none" style:text-underline-style="none" fo:font-weight="bold" style:font-name-asian="Tahoma1" style:font-style-asian="normal" style:font-weight-asian="bold" style:font-name-complex="Tahoma1" style:font-style-complex="normal" style:font-weight-complex="bold" style:text-emphasize="none" style:text-overline-style="none" style:text-overline-color="font-color"/>
    </style:style>
    <style:style style:name="T5"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style:font-name-asian="Tahoma1" style:font-style-asian="normal" style:font-name-complex="Tahoma1" style:font-style-complex="normal" style:text-emphasize="none" style:text-overline-style="none" style:text-overline-color="font-color"/>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asian="Tahoma1" style:font-name-complex="Tahoma1"/>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hool Functionality</text:p>
      <text:p text:style-name="P3"/>
      <text:p text:style-name="P3">A) Techologies: </text:p>
      <text:p text:style-name="P5"><text:tab/>a) Presentation Layer: Struts 2</text:p>
      <text:p text:style-name="P5"><text:tab/>b) Business Layer: Springs ---- <text:s/>IOC, Hibernate, Transaction Management, JDBC, Security</text:p>
      <text:p text:style-name="P5"><text:tab/><text:tab/>Spring Hibernate – For Insert/delete/update</text:p>
      <text:p text:style-name="P5"><text:tab/><text:tab/>Spring JDBC – for select</text:p>
      <text:p text:style-name="P5"><text:tab/>c) Database: Oracle/db2</text:p>
      <text:p text:style-name="P5"><text:tab/>d) Application Server: Tomcat</text:p>
      <text:p text:style-name="P5"><text:tab/>e) Client side validation - Java Script/Jquery and Ajax</text:p>
      <text:p text:style-name="P6"><text:tab/>f) java 1.6</text:p>
      <text:p text:style-name="P5"><text:span text:style-name="T7"><text:tab/>g</text:span>) Layout design – css</text:p>
      <text:p text:style-name="P5"><text:tab/>h) Images/Logos – .gif files</text:p>
      <text:p text:style-name="P5"><text:tab/>i) IDE – Eclipse</text:p>
      <text:p text:style-name="P5"><text:tab/>j) End Deliverable/Deployable product – war file</text:p>
      <text:p text:style-name="P5"><text:tab/>k) Logging – Log4j</text:p>
      <text:p text:style-name="P5"/>
      <text:p text:style-name="P5"/>
      <text:p text:style-name="P3">B) Use Cases:</text:p>
      <text:p text:style-name="P3"><text:tab/>a) User: <text:span text:style-name="T8">There are 3 type of logins as below:</text:span></text:p>
      <text:list xml:id="list40733384" text:style-name="L1">
        <text:list-item>
          <text:list>
            <text:list-item>
              <text:list>
                <text:list-item>
                  <text:list>
                    <text:list-item>
                      <text:list>
                        <text:list-item>
                          <text:list>
                            <text:list-item>
                              <text:p text:style-name="P12">Management <text:s text:c="2"/>– Can <text:s/>access <text:s/>TUTION_FEE transactions – Role is set to value of 0 in USER table. </text:p>
                            </text:list-item>
                            <text:list-item>
                              <text:p text:style-name="P12">User – Can only view <text:s/>STUDENT REPORT – Role is set to value of 1 in USER table.</text:p>
                            </text:list-item>
                            <text:list-item>
                              <text:p text:style-name="P12"><text:s/>Admin – Can create, modify and view the TEACHING STAFF, CLASS, SUBJECT, STUDENT, STUDENT REPORT, STAFF ADRESS, STUDENT ADDRESS. Role is set to value of 2 in USER table.</text:p>
                              <text:p text:style-name="P12"/>
                            </text:list-item>
                          </text:list>
                        </text:list-item>
                      </text:list>
                    </text:list-item>
                  </text:list>
                </text:list-item>
              </text:list>
            </text:list-item>
          </text:list>
        </text:list-item>
      </text:list>
      <text:p text:style-name="P5"><text:tab/><text:span text:style-name="T7">b)</text:span> <text:span text:style-name="T7">Teaching</text:span> <text:span text:style-name="T7">Staff:</text:span></text:p>
      <text:list xml:id="list40730691" text:style-name="L2">
        <text:list-item>
          <text:list>
            <text:list-item>
              <text:list>
                <text:list-item>
                  <text:list>
                    <text:list-item>
                      <text:list>
                        <text:list-item>
                          <text:p text:style-name="P18">Create Teaching Staff :</text:p>
                          <text:list>
                            <text:list-item>
                              <text:p text:style-name="P20">Admin logn can Add or Create new teaching staff member. </text:p>
                            </text:list-item>
                            <text:list-item>
                              <text:p text:style-name="P20">TEACHING_STAFF_STATUS can have valuse as Active and Non Active (DB Valuse are ACTIVE And NONACTIVE)</text:p>
                            </text:list-item>
                            <text:list-item>
                              <text:p text:style-name="P20">Gender will be Male and Female (DB Valuse are MALE and FEMALE)</text:p>
                            </text:list-item>
                            <text:list-item>
                              <text:p text:style-name="P20">APPOINTMENT Type will ne Permanent and Contrace (DB Values are PERMANENT and CONTRACT)</text:p>
                            </text:list-item>
                            <text:list-item>
                              <text:p text:style-name="P20">TECHER FLAF can have values of Yes and No (DB valuse are YES and NO)</text:p>
                            </text:list-item>
                            <text:list-item>
                              <text:p text:style-name="P14"><text:span text:style-name="T1">ONLY </text:span><text:span text:style-name="T1">TEACHING_STAFF_STATUS </text:span><text:span text:style-name="T1"><text:s/>as ACTIVE and APPOINTMENT_TYPE as PERMANENT can have CLASS_TECHER_FLAF as YES</text:span><text:span text:style-name="T3">.</text:span></text:p>
                            </text:list-item>
                            <text:list-item>
                              <text:p text:style-name="P20">Title values are Mr/Mrs/Madem/Sir/Sister and the DB valuses are the same</text:p>
                            </text:list-item>
                            <text:list-item>
                              <text:p text:style-name="P20">QUALIFICATION values can be B.Sc (M.PC), B.Tec (EEE), M.Tec/P.hd, B.Sc/B.Ed etc... and the use are the same</text:p>
                            </text:list-item>
                            <text:list-item>
                              <text:p text:style-name="P20">DESIGNATION values are Teacher, Head teacher, Principal and the (DB Valuse are TEACGER, PRINCIPAL etc...)</text:p>
                              <text:p text:style-name="P18"/>
                            </text:list-item>
                          </text:list>
                        </text:list-item>
                        <text:list-item>
                          <text:p text:style-name="P16"><text:span text:style-name="T5">Modify Teaching Staff :</text:span> </text:p>
                          <text:list>
                            <text:list-item>
                              <text:p text:style-name="P14"><text:span text:style-name="T1">Admin logn can </text:span><text:span text:style-name="T3">Modify</text:span><text:span text:style-name="T1">teaching staff member.</text:span></text:p>
                            </text:list-item>
                            <text:list-item>
                              <text:p text:style-name="P14"><text:span text:style-name="T1">Only <text:s/></text:span><text:span text:style-name="T1">TEACHING_STAFF_STATUS </text:span><text:span text:style-name="T1"><text:s/>as ACTIVE records can be modified</text:span></text:p>
                            </text:list-item>
                            <text:list-item>
                              <text:p text:style-name="P20"><text:soft-page-break/>Only TEACHING_STAFF_STATUS <text:s/>as ACTIVE and APPOINTMENT_TYPE as PERMANENT can have CLASS_TECHER_FLAF as YES.</text:p>
                            </text:list-item>
                            <text:list-item>
                              <text:p text:style-name="P14"><text:span text:style-name="T1">If the CLASS_TECHER_FLAF</text:span><text:span text:style-name="T2"> is Yes and if you are changing to No, then validate the class teacher is already assigned to any class, if the class techer is already asigned then do not allow to modify the Class Teacher flag from Yes to No and display the message saying "Class teacher is tagged to a class. So cannot modify CLASS_TEACHER_FLAG. Make appropriate changes to continue".</text:span></text:p>
                            </text:list-item>
                            <text:list-item>
                              <text:p text:style-name="P14"><text:span text:style-name="T2">All the values except </text:span><text:span text:style-name="T1">TEACHING_STAFF_ID can be modified</text:span></text:p>
                            </text:list-item>
                          </text:list>
                        </text:list-item>
                      </text:list>
                    </text:list-item>
                  </text:list>
                </text:list-item>
              </text:list>
            </text:list-item>
          </text:list>
        </text:list-item>
      </text:list>
      <text:p text:style-name="P1"/>
      <text:p text:style-name="P2"><text:tab/>c) Student Details:</text:p>
      <text:list xml:id="list40713750" text:style-name="L3">
        <text:list-item>
          <text:list>
            <text:list-item>
              <text:list>
                <text:list-item>
                  <text:list>
                    <text:list-item>
                      <text:list>
                        <text:list-item>
                          <text:list>
                            <text:list-item>
                              <text:p text:style-name="P19">Add/Create Student details:</text:p>
                              <text:list>
                                <text:list-item>
                                  <text:p text:style-name="P13">Admin logn can Add or Create new student</text:p>
                                </text:list-item>
                              </text:list>
                              <text:p text:style-name="P21">2. STUDENT_STATUS can have valuse as Active and Non Active (DB Valuse are ACTIVE And NONACTIVE)</text:p>
                              <text:p text:style-name="P21">3. Gender will be Boy and Girl (DB Valuse are BOY and GIRL)</text:p>
                              <text:p text:style-name="P21">4. Title values are Mr/...and the DB valuses are the same</text:p>
                              <text:p text:style-name="P19"/>
                            </text:list-item>
                            <text:list-item>
                              <text:p text:style-name="P19">Modify Student details:</text:p>
                              <text:list>
                                <text:list-item>
                                  <text:p text:style-name="P24">Admin logn can Modify student</text:p>
                                </text:list-item>
                                <text:list-item>
                                  <text:p text:style-name="P15"><text:span text:style-name="T1">Only <text:s/>STUDENT</text:span><text:span text:style-name="T1">_STATUS </text:span><text:span text:style-name="T1"><text:s/>as ACTIVE records can be modified</text:span><text:span text:style-name="T4"><text:tab/></text:span></text:p>
                                </text:list-item>
                                <text:list-item>
                                  <text:p text:style-name="P15"><text:span text:style-name="T2">All the values except </text:span><text:span text:style-name="T1">STUDENT_ROLL_NO can be modified</text:span><text:span text:style-name="T4"><text:tab/></text:span></text:p>
                                </text:list-item>
                              </text:list>
                            </text:list-item>
                          </text:list>
                        </text:list-item>
                      </text:list>
                    </text:list-item>
                  </text:list>
                </text:list-item>
              </text:list>
            </text:list-item>
          </text:list>
        </text:list-item>
      </text:list>
      <text:p text:style-name="P2"/>
      <text:p text:style-name="P2"><text:tab/>d) Class: </text:p>
      <text:list xml:id="list40717959" text:style-name="L4">
        <text:list-item>
          <text:list>
            <text:list-item>
              <text:list>
                <text:list-item>
                  <text:list>
                    <text:list-item>
                      <text:list>
                        <text:list-item>
                          <text:p text:style-name="P17">Add/Create Class:</text:p>
                          <text:list>
                            <text:list-item>
                              <text:list>
                                <text:list-item>
                                  <text:list>
                                    <text:list-item>
                                      <text:list>
                                        <text:list-item>
                                          <text:p text:style-name="P22">Admin logn can Add or Create new class</text:p>
                                        </text:list-item>
                                        <text:list-item>
                                          <text:p text:style-name="P22">More than one section with same name cannot be created for same classs</text:p>
                                        </text:list-item>
                                        <text:list-item>
                                          <text:p text:style-name="P25">Same class teacher cannot be assigmed for more then on class and section. i.e At a time a teacher with CLASS_TEACHER_FLAG as YES can be assiged as class teacher only to one class and one scetion.</text:p>
                                        </text:list-item>
                                        <text:list-item>
                                          <text:p text:style-name="P25">Same class name cannot be created more than once.</text:p>
                                          <text:p text:style-name="P22"/>
                                        </text:list-item>
                                      </text:list>
                                    </text:list-item>
                                  </text:list>
                                </text:list-item>
                              </text:list>
                            </text:list-item>
                          </text:list>
                        </text:list-item>
                        <text:list-item>
                          <text:p text:style-name="P17">Modify Class:</text:p>
                          <text:list>
                            <text:list-item>
                              <text:list>
                                <text:list-item>
                                  <text:list>
                                    <text:list-header>
                                      <text:p text:style-name="P25">1. Admin logn can modify class</text:p>
                                    </text:list-header>
                                  </text:list>
                                </text:list-item>
                              </text:list>
                            </text:list-item>
                          </text:list>
                        </text:list-item>
                      </text:list>
                    </text:list-item>
                  </text:list>
                </text:list-item>
              </text:list>
            </text:list-item>
          </text:list>
        </text:list-item>
      </text:list>
      <text:list xml:id="list40735074" text:style-name="L5">
        <text:list-item>
          <text:list>
            <text:list-item>
              <text:list>
                <text:list-item>
                  <text:list>
                    <text:list-item>
                      <text:list>
                        <text:list-item>
                          <text:list>
                            <text:list-item>
                              <text:list>
                                <text:list-item>
                                  <text:list>
                                    <text:list-item>
                                      <text:list>
                                        <text:list-item>
                                          <text:p text:style-name="P23">SECTION_NAME and CLASS_TEACHER_FULL_NAME can be modified.</text:p>
                                        </text:list-item>
                                        <text:list-item>
                                          <text:p text:style-name="P23">More than one section with same name cannot be created for same classs</text:p>
                                        </text:list-item>
                                        <text:list-item>
                                          <text:p text:style-name="P23">Same class teacher cannot be assigmed for more then on class and section. i.e At a time a teacher with CLASS_TEACHER_FLAG as YES can be assiged as class teacher only to one class and one scetion.</text:p>
                                        </text:list-item>
                                        <text:list-item>
                                          <text:p text:style-name="P23">Class name cannot be modified once created</text:p>
                                        </text:list-item>
                                      </text:list>
                                    </text:list-item>
                                  </text:list>
                                </text:list-item>
                              </text:list>
                            </text:list-item>
                          </text:list>
                        </text:list-item>
                      </text:list>
                    </text:list-item>
                  </text:list>
                </text:list-item>
              </text:list>
            </text:list-item>
          </text:list>
        </text:list-item>
      </text:list>
      <text:p text:style-name="P5"/>
      <text:p text:style-name="P11"/>
      <text:p text:style-name="P11"><text:tab/>e) Subject:</text:p>
      <text:p text:style-name="P11"><text:tab/><text:tab/><text:tab/>1) <text:s/>Add/Create Subjects:</text:p>
      <text:p text:style-name="P8"><text:tab/><text:tab/><text:tab/><text:tab/>1. Same class name cannot be created more than once.</text:p>
      <text:p text:style-name="P8"><text:tab/><text:tab/><text:tab/><text:tab/>2. Each class can have any number of subjects. Subjects Names. <text:tab/><text:soft-page-break/><text:tab/><text:tab/><text:tab/><text:tab/>Subject names are MATHEMETICS, ENGLISH, HINDI, TELUGU, <text:tab/><text:tab/><text:tab/><text:tab/>DRAWING, MORAL SCIENCE, etc and the same in DB.</text:p>
      <text:p text:style-name="P10"/>
      <text:list xml:id="list40711803" text:style-name="L6">
        <text:list-item>
          <text:list>
            <text:list-item>
              <text:list>
                <text:list-item>
                  <text:list>
                    <text:list-item>
                      <text:list>
                        <text:list-item>
                          <text:list>
                            <text:list-item>
                              <text:list>
                                <text:list-header>
                                  <text:p text:style-name="P26"><text:span text:style-name="T8"><text:s text:c="37"/></text:span><text:span text:style-name="T7">2) Modify Subject</text:span><text:span text:style-name="T8">:</text:span></text:p>
                                </text:list-header>
                              </text:list>
                            </text:list-item>
                          </text:list>
                        </text:list-item>
                      </text:list>
                    </text:list-item>
                  </text:list>
                </text:list-item>
              </text:list>
            </text:list-item>
          </text:list>
        </text:list-item>
      </text:list>
      <text:p text:style-name="P10"><text:tab/><text:tab/><text:tab/><text:tab/>1. Class Name cannot be modified.</text:p>
      <text:p text:style-name="P10"><text:tab/><text:tab/><text:tab/><text:tab/> 2. Can modify <text:s/>Subject/Subject's names</text:p>
      <text:p text:style-name="P9"/>
      <text:p text:style-name="P7"><text:tab/>f) <text:s/>Student Report:</text:p>
      <text:p text:style-name="P7"><text:tab/><text:tab/>1) Crate Report:</text:p>
      <text:p text:style-name="P8"><text:tab/><text:tab/><text:tab/>1. <text:span text:style-name="T9">Admin</text:span> logn can Add or Create report<text:tab/></text:p>
      <text:p text:style-name="P8"><text:tab/><text:tab/><text:tab/></text:p>
      <text:p text:style-name="P8"><text:tab/><text:tab/><text:tab/>2. For Crating the report ask for STUDENT_ROLL_NO, CLASS and <text:s/><text:tab/><text:tab/><text:tab/><text:tab/>TEST_NAME and based on these details </text:p>
      <text:p text:style-name="P8"><text:tab/><text:tab/><text:tab/></text:p>
      <text:p text:style-name="P8"><text:tab/><text:tab/><text:tab/>2.1 Retrieve the below details:</text:p>
      <text:p text:style-name="P8"><text:tab/><text:tab/><text:tab/><text:tab/>a) Student Full name - <text:s/>as read only</text:p>
      <text:p text:style-name="P8"><text:tab/><text:tab/><text:tab/><text:tab/>b) Class - <text:s/>as read only</text:p>
      <text:p text:style-name="P8"><text:tab/><text:tab/><text:tab/><text:tab/>c) Section - <text:s/>as read only</text:p>
      <text:p text:style-name="P8"><text:tab/><text:tab/><text:tab/><text:tab/>d) Date Of Birth - <text:s/>as read only</text:p>
      <text:p text:style-name="P8"><text:tab/><text:tab/><text:tab/><text:tab/>e) Class Teacher Full name - <text:s/>as read only<text:tab/></text:p>
      <text:p text:style-name="P8"><text:tab/><text:tab/><text:tab/><text:tab/>f) Father/Mother/Guardain Full Name - <text:s/>as read only</text:p>
      <text:p text:style-name="P8"><text:tab/><text:tab/><text:tab/><text:tab/>g) Subject Names <text:s/>with the Test box to enter the Subject marks:</text:p>
      <text:p text:style-name="P8"><text:tab/><text:tab/><text:tab/><text:tab/></text:p>
      <text:p text:style-name="P8"><text:tab/><text:tab/><text:tab/>2.2 Once the Subject marks are enteresd tand on click of Proceed, perform the <text:tab/><text:tab/><text:tab/><text:tab/>Validateon as below</text:p>
      <text:p text:style-name="P8"><text:tab/><text:tab/><text:tab/><text:tab/>2.2.1 Check if all the makdatory fields are entered.</text:p>
      <text:p text:style-name="P8"><text:tab/><text:tab/><text:tab/><text:tab/>2.2.2 If the Student is Absent forthe Exam then Marks for the subject <text:tab/><text:tab/><text:tab/><text:tab/>should <text:tab/>be entered as 0<text:tab/></text:p>
      <text:p text:style-name="P8"><text:tab/><text:tab/><text:tab/><text:tab/>2.2.2 Unit Teest validation:</text:p>
      <text:p text:style-name="P8"><text:tab/><text:tab/><text:tab/><text:tab/><text:tab/>a) Marks entsered per subject should not exceed 50</text:p>
      <text:p text:style-name="P8"><text:tab/><text:tab/><text:tab/><text:tab/><text:tab/>Total Marks hould not exceed Total number of Subjects * 50</text:p>
      <text:p text:style-name="P8"><text:tab/><text:tab/><text:tab/><text:tab/>2.2.3 Quarterly/Halfyearly/Annual Exams validation:</text:p>
      <text:p text:style-name="P8"><text:tab/><text:tab/><text:tab/><text:tab/><text:tab/>a) Marks entered per subject should not exceed 100</text:p>
      <text:p text:style-name="P8"><text:tab/><text:tab/><text:tab/><text:tab/><text:tab/>Total Marks should not exceed Total number of Subjects * 100</text:p>
      <text:p text:style-name="P8"/>
      <text:p text:style-name="P8"><text:tab/><text:tab/><text:tab/>2.3 If the validation is failed, then show the appropriate the message and load <text:tab/><text:tab/><text:tab/>the page with previously entered data asking to correct it</text:p>
      <text:p text:style-name="P8"><text:tab/><text:tab/><text:tab/></text:p>
      <text:p text:style-name="P8"><text:tab/><text:tab/><text:tab/>2.4 If the validation is success then calcualte the Total Marks and the number <text:tab/><text:tab/><text:tab/>of Subjects failed (Marks with less than 40% of amrks is considered as failed) <text:tab/><text:tab/><text:tab/>and show it back with thein all the <text:s/>marks including TOTAL_MARKS and <text:tab/><text:tab/><text:tab/>SUBJECTS_FAILED as radonly mode with Crate Report and Edit Button. If <text:tab/><text:tab/><text:tab/>Student is not failed in any of the subject, then show as 0.</text:p>
      <text:p text:style-name="P8"><text:tab/><text:tab/><text:tab/></text:p>
      <text:p text:style-name="P8"><text:tab/><text:tab/><text:tab/>2.5 If Edit button is clicked clear then clear and remove the Total Marks And <text:tab/><text:tab/><text:tab/>SUBJECTS_FAILED Text and show all <text:s/>the Subjet marks field in editable <text:tab/><text:tab/><text:tab/>mode with Proceed button Only and then repeat all the previous stepsthe <text:tab/><text:tab/><text:tab/><text:tab/>steps.</text:p>
      <text:p text:style-name="P8"><text:tab/><text:tab/><text:tab/></text:p>
      <text:p text:style-name="P8"><text:tab/><text:tab/><text:tab/>2.6 On Click of Crate Report button then save all the radonly data mentioned <text:tab/><text:tab/><text:tab/>above <text:tab/>along with Test name, all the subject names, <text:s/>Subject Marks, <text:tab/><text:tab/><text:tab/><text:tab/>SUBJECTS_FAILED, TOTAL_MARKS in STUDENT_REPORT table. On <text:soft-page-break/><text:tab/><text:tab/><text:tab/>cleck of Crate Report perform the validation to check that <text:tab/><text:tab/><text:tab/><text:tab/><text:tab/><text:tab/>SUBJECTS_FAILED, TOTAL_MARKS both are not null or empty. If <text:tab/><text:tab/><text:tab/><text:tab/>Student is not failed in any of the subject, then save as 0. If Student gets <text:tab/><text:tab/><text:tab/><text:tab/>marks for all subjects as 0then total marks would be 0</text:p>
      <text:p text:style-name="P8"><text:tab/><text:tab/></text:p>
      <text:p text:style-name="P8"><text:tab/><text:tab/> <text:s text:c="10"/>3. More than Once Report of Same student roll number, calss and Unit test <text:tab/><text:tab/><text:tab/>cannot be Crated. If the total marks is availabel for the student roll number, <text:tab/><text:tab/><text:tab/>class and test, then donot allow to create the creprt</text:p>
      <text:p text:style-name="P8"><text:tab/><text:tab/><text:tab/><text:tab/></text:p>
      <text:p text:style-name="P8"><text:tab/><text:tab/><text:span text:style-name="T7">2) Modify Report:</text:span> </text:p>
      <text:p text:style-name="P8"><text:tab/><text:tab/><text:tab/>1. <text:s/><text:span text:style-name="T9">Admin</text:span> logn can Edit report</text:p>
      <text:p text:style-name="P8"><text:tab/><text:tab/><text:tab/>2. <text:s/>For Modifying the report ask for STUDENT_ROLL_NO, CLASS and <text:s/><text:tab/><text:tab/><text:tab/>TEST_NAME and follow the 2.5 steps of Crate Report:</text:p>
      <text:p text:style-name="P8"><text:tab/><text:tab/><text:span text:style-name="T7">3) Generate Report: </text:span></text:p>
      <text:p text:style-name="P8"><text:tab/><text:tab/><text:tab/>1. <text:s/>Management logn can Generate report</text:p>
      <text:p text:style-name="P8"><text:tab/><text:tab/><text:tab/>2. While Generating the Report make sure that Report of all the Students <text:tab/><text:tab/><text:tab/><text:tab/>of <text:s/>than class and section is created</text:p>
      <text:p text:style-name="P8"><text:tab/><text:tab/><text:tab/>3. For generating the report ask for Class ans Section name. Once the class <text:tab/><text:tab/><text:tab/>and section is given calculat Marks and Grade of each student based on <text:tab/><text:tab/><text:tab/><text:tab/>the below rules.</text:p>
      <text:p text:style-name="P8"><text:tab/><text:tab/><text:tab/><text:tab/><text:span text:style-name="T7">3.1 Marks:</text:span> </text:p>
      <text:p text:style-name="P8"><text:tab/><text:tab/><text:tab/><text:tab/><text:tab/>1. Marks will be give for First 10 highest total marks who did <text:tab/><text:tab/><text:tab/><text:tab/>not fail in any of the subject.</text:p>
      <text:p text:style-name="P8"><text:tab/><text:tab/><text:tab/><text:tab/><text:tab/>2. First collect the first 10 mak <text:s/>Total marks of all the student's <text:tab/><text:tab/><text:tab/><text:tab/><text:tab/>whoes <text:tab/>SUBJECTS_FAILED = 0. If less than 10 students are <text:tab/><text:tab/><text:tab/><text:tab/><text:tab/>availabel who passed in all the subjects then assign the marks <text:tab/><text:tab/><text:tab/><text:tab/><text:tab/>only to the availabel number of students.</text:p>
      <text:p text:style-name="P8"><text:tab/><text:tab/><text:tab/><text:tab/><text:span text:style-name="T7">3.2 Grade:</text:span> </text:p>
      <text:p text:style-name="P8"><text:tab/><text:tab/><text:tab/><text:tab/><text:tab/>1. Once Top 10 ranks are given then calcular the percentage of <text:tab/><text:tab/><text:tab/><text:tab/><text:tab/>each student <text:s/>and assign Grade based on the below percentage.</text:p>
      <text:p text:style-name="P8"/>
      <text:p text:style-name="P8"><text:tab/><text:tab/><text:tab/></text:p>
      <text:p text:style-name="P8"><draw:frame draw:style-name="fr1" draw:name="Object2" text:anchor-type="paragraph" svg:width="9.797cm" svg:height="3.614cm" draw:z-index="1"><draw:object xlink:href="./Object 2" xlink:type="simple" xlink:show="embed" xlink:actuate="onLoad"/><draw:image xlink:href="./ObjectReplacements/Object 2" xlink:type="simple" xlink:show="embed" xlink:actuate="onLoad"/></draw:frame><text:tab/></text:p>
      <text:p text:style-name="P10"><text:tab/><text:tab/><text:tab/>4. After generating the report of a class if when ever the any student report is <text:tab/><text:tab/><text:tab/>modified then regenerate the report</text:p>
      <text:p text:style-name="P10"/>
      <text:p text:style-name="P10"><text:tab/><text:tab/><text:span text:style-name="T7">4) View Report: </text:span></text:p>
      <text:p text:style-name="P10"><text:tab/><text:tab/><text:tab/>1. <text:span text:style-name="T6">Admin</text:span> And User login can View report</text:p>
      <text:p text:style-name="P11"><text:tab/><text:tab/><text:tab/><text:span text:style-name="T8">2. For Viewing the report ask for Studenr Roll number, class and <text:tab/><text:tab/><text:tab/><text:tab/><text:tab/>show the report in below format.</text:span></text:p>
      <text:p text:style-name="P11"/>
      <text:p text:style-name="P11"/>
      <text:p text:style-name="P11"/>
      <text:p text:style-name="P11"><draw:frame draw:style-name="fr2" draw:name="Object1" text:anchor-type="paragraph" svg:width="20.999cm" svg:height="8.483cm" draw:z-index="0"><draw:object xlink:href="./Object 1" xlink:type="simple" xlink:show="embed" xlink:actuate="onLoad"/><draw:image xlink:href="./ObjectReplacements/Object 1" xlink:type="simple" xlink:show="embed" xlink:actuate="onLoad"/></draw:frame><text:soft-page-break/></text:p>
      <text:p text:style-name="P11"><text:tab/><text:tab/><text:tab/><text:span text:style-name="T8">3. If report is not creted for even atleast one Test, then do not show the <text:tab/><text:tab/><text:tab/><text:tab/>report<text:tab/>instead display message saying report not created for any of the tests</text:span></text:p>
      <text:p text:style-name="P11"><text:tab/><text:tab/><text:tab/></text:p>
      <text:p text:style-name="P11"><text:tab/>g) Turinn Fee: </text:p>
      <text:p text:style-name="P11"><text:tab/><text:tab/>1) Create Turion Fee:</text:p>
      <text:p text:style-name="P11"><text:tab/><text:tab/><text:tab/><text:span text:style-name="T8">1. Management login can create or add fee structure</text:span></text:p>
      <text:p text:style-name="P10"><text:tab/><text:tab/><text:tab/>2. <text:s/>Crate the classs Name, Total Tution fee, Nunber of Instalments and Fee to <text:tab/><text:tab/><text:tab/>be paid per instalment.</text:p>
      <text:p text:style-name="P10"><text:tab/><text:tab/><text:tab/>2. More than one record with same class name cannot be crated.</text:p>
      <text:p text:style-name="P10"><text:tab/><text:tab/>2<text:span text:style-name="T7">) Modify Turion Fee:</text:span></text:p>
      <text:p text:style-name="P11"><text:tab/><text:tab/><text:tab/><text:span text:style-name="T8">1. Management login can create or add fee structure</text:span></text:p>
      <text:p text:style-name="P10"><text:tab/><text:tab/><text:tab/>2. <text:s/>For Modifying the Tution Fee, ask for Class namethe classs Name, Total <text:tab/><text:tab/><text:tab/>Tution fee, Nunber of Instalments and Fee to be paid per instalment.</text:p>
      <text:p text:style-name="P10"><text:tab/><text:tab/><text:span text:style-name="T7">3) View Tution Fee:</text:span></text:p>
      <text:p text:style-name="P10"><text:span text:style-name="T7"><text:tab/><text:tab/><text:tab/></text:span>1. For Viewing the Tution Fee, get the Class name and retrieve the Total <text:tab/><text:tab/><text:tab/><text:tab/>Tution Fee, Number of Instalments and the Install Amount</text:p>
      <text:p text:style-name="P11"><text:tab/><text:tab/>4) Crate Fee Payment:</text:p>
      <text:p text:style-name="P10"><text:tab/><text:tab/><text:tab/>1. Management login can perform Fee payment transaction</text:p>
      <text:p text:style-name="P10"><text:tab/><text:tab/><text:tab/>2. For Creating Fee paayment, ask for student roll number and class and show <text:tab/><text:tab/><text:tab/>all the paid instalments with installment number, <text:s/>total tution fee and balance <text:tab/><text:tab/><text:tab/>tution fee. If fee is not pai at all then show the message fee paid till now 0 and <text:tab/><text:tab/><text:tab/>show the total tution fee and Accept the install number and Installment Tution <text:tab/><text:tab/><text:tab/>Fee and save the record</text:p>
      <text:p text:style-name="P10"><text:tab/><text:tab/><text:span text:style-name="T7">5. View Fee Payment:</text:span></text:p>
      <text:p text:style-name="P10"><text:span text:style-name="T7"><text:tab/><text:tab/><text:tab/></text:span>1. Management login can perform Fee payment transaction</text:p>
      <text:p text:style-name="P10"><text:span text:style-name="T7"><text:tab/><text:tab/><text:tab/></text:span>2. To View the Fee Paid histroy, <text:s/>ask for student roll number and class and <text:tab/><text:tab/><text:tab/>show all the paid instalments with installment number, <text:s/>total tution fee and <text:tab/><text:tab/><text:tab/>balance tution fee. If fee is not pai at all then show the message fee paid till <text:tab/><text:tab/><text:tab/>now 0 and show the total tution fee</text:p>
      <text:p text:style-name="P11"/>
      <text:p text:style-name="P11"><text:tab/>h) Change Password Functionality:</text:p>
      <text:p text:style-name="P10"><text:tab/><text:tab/>1. Ask for User name, change password question and if matches allow to chagen the <text:tab/><text:tab/>password and store the updated password (Encrip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14M5S</meta:editing-duration>
    <meta:editing-cycles>483</meta:editing-cycles>
    <meta:generator>OpenOffice.org/3.3$Win32 OpenOffice.org_project/330m20$Build-9567</meta:generator>
    <dc:date>2013-08-13T20:59:37.80</dc:date>
    <meta:document-statistic meta:table-count="0" meta:image-count="0" meta:object-count="2" meta:page-count="5" meta:paragraph-count="138" meta:word-count="1647" meta:character-count="979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83cm"/>
    </style:style>
    <style:style style:name="co3" style:family="table-column">
      <style:table-column-properties fo:break-before="auto" style:column-width="6.149cm"/>
    </style:style>
    <style:style style:name="co4" style:family="table-column">
      <style:table-column-properties fo:break-before="auto" style:column-width="2.88cm"/>
    </style:style>
    <style:style style:name="co5" style:family="table-column">
      <style:table-column-properties fo:break-before="auto" style:column-width="4.175cm"/>
    </style:style>
    <style:style style:name="co6" style:family="table-column">
      <style:table-column-properties fo:break-before="auto" style:column-width="3.03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10" style:family="table-cell" style:parent-style-name="Default">
      <style:table-cell-properties fo:border-bottom="0.002cm solid #000000" fo:border-left="none" fo:border-right="none" fo:border-top="none"/>
    </style:style>
    <style:style style:name="ce11" style:family="table-cell" style:parent-style-name="Default">
      <style:table-cell-properties fo:border-bottom="none" fo:border-left="none" fo:border-right="0.002cm solid #000000" fo:border-top="none"/>
    </style:style>
    <style:style style:name="ce12" style:family="table-cell" style:parent-style-name="Default">
      <style:table-cell-properties fo:border-bottom="0.002cm solid #000000" fo:border-left="none" fo:border-right="0.002cm solid #000000" fo:border-top="none"/>
    </style:style>
    <style:style style:name="ce2" style:family="table-cell" style:parent-style-name="Default">
      <style:table-cell-properties fo:background-color="#808080"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fo:border-bottom="none" fo:border-left="0.002cm solid #000000" fo:border-right="none" fo:border-top="none"/>
    </style:style>
    <style:style style:name="ce4" style:family="table-cell" style:parent-style-name="Default">
      <style:table-cell-properties fo:border-bottom="0.002cm solid #000000" fo:border-left="0.002cm solid #000000" fo:border-right="0.002cm solid #000000" fo:border-top="none"/>
    </style:style>
    <style:style style:name="ce5" style:family="table-cell" style:parent-style-name="Default">
      <style:text-properties style:use-window-font-color="true" style:text-outline="false" style:text-line-through-style="none" style:font-name="Times New Roman" fo:font-size="12pt" fo:font-style="normal" fo:text-shadow="none" style:text-underline-style="none" fo:font-weight="bold"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bold" style:text-emphasize="none" style:font-relief="none" style:text-overline-style="none" style:text-overline-color="font-color"/>
    </style:style>
    <style:style style:name="ce6" style:family="table-cell" style:parent-style-name="Default">
      <style:table-cell-properties fo:border="0.002cm solid #000000"/>
      <style:text-properties style:font-name="Times New Roman" fo:font-size="12pt" fo:language="en" fo:country="US" fo:font-weight="bold" style:font-name-asian="Lucida Sans Unicode" style:font-size-asian="6.80000019073486pt" style:language-asian="en" style:country-asian="US" style:font-size-complex="6.80000019073486pt" style:language-complex="en" style:country-complex="US" style:font-weight-complex="bold"/>
    </style:style>
    <style:style style:name="ce7" style:family="table-cell" style:parent-style-name="Default">
      <style:table-cell-properties fo:border-bottom="0.002cm solid #000000" fo:border-left="0.002cm solid #000000" fo:border-right="none" fo:border-top="none"/>
    </style:style>
    <style:style style:name="ce8"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Times New Roman" fo:font-size="12pt" fo:font-style="normal" fo:text-shadow="none" style:text-underline-style="none" fo:font-weight="bold"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use-window-font-color="true" style:text-outline="false" style:text-line-through-style="none" style:font-name="Times New Roman" fo:font-size="12pt" fo:font-style="normal" fo:text-shadow="none" style:text-underline-style="none" fo:font-weight="bold"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bold"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table table:name="Sheet3" table:style-name="ta1" table:print="false">
        <table:table-column table:style-name="co1" table:default-cell-style-name="Default"/>
        <table:table-column table:style-name="co2" table:default-cell-style-name="ce1"/>
        <table:table-column table:style-name="co3" table:default-cell-style-name="ce1"/>
        <table:table-column table:style-name="co4" table:default-cell-style-name="ce1"/>
        <table:table-column table:style-name="co1" table:number-columns-repeated="2" table:default-cell-style-name="ce1"/>
        <table:table-column table:style-name="co5" table:default-cell-style-name="ce1"/>
        <table:table-column table:style-name="co1" table:default-cell-style-name="ce1"/>
        <table:table-column table:style-name="co6" table:default-cell-style-name="ce1"/>
        <table:table-column table:style-name="co1" table:number-columns-repeated="2" table:default-cell-style-name="ce1"/>
        <table:table-row table:style-name="ro1" table:number-rows-repeated="3">
          <table:table-cell/>
          <table:table-cell table:style-name="Default" table:number-columns-repeated="10"/>
        </table:table-row>
        <table:table-row table:style-name="ro2">
          <table:table-cell table:number-columns-repeated="5"/>
          <table:table-cell table:style-name="ce8" office:value-type="string" table:number-columns-spanned="2" table:number-rows-spanned="1">
            <text:p>Student Report Format</text:p>
          </table:table-cell>
          <table:covered-table-cell/>
          <table:table-cell table:number-columns-repeated="4"/>
        </table:table-row>
        <table:table-row table:style-name="ro1">
          <table:table-cell table:number-columns-repeated="11"/>
        </table:table-row>
        <table:table-row table:style-name="ro2">
          <table:table-cell table:number-columns-repeated="5"/>
          <table:table-cell table:style-name="ce9" office:value-type="string" table:number-columns-spanned="2" table:number-rows-spanned="1">
            <text:p>SCHOOL NAME</text:p>
          </table:table-cell>
          <table:covered-table-cell/>
          <table:table-cell table:number-columns-repeated="4"/>
        </table:table-row>
        <table:table-row table:style-name="ro1">
          <table:table-cell table:number-columns-repeated="11"/>
        </table:table-row>
        <table:table-row table:style-name="ro2">
          <table:table-cell table:number-columns-repeated="2"/>
          <table:table-cell table:style-name="ce5" office:value-type="string" table:number-columns-spanned="2" table:number-rows-spanned="1">
            <text:p>Student Name:</text:p>
          </table:table-cell>
          <table:covered-table-cell/>
          <table:table-cell table:style-name="ce6" office:value-type="string" table:number-columns-spanned="2" table:number-rows-spanned="1">
            <text:p>Class:</text:p>
          </table:table-cell>
          <table:covered-table-cell/>
          <table:table-cell table:style-name="ce5" office:value-type="string" table:number-columns-spanned="2" table:number-rows-spanned="1">
            <text:p>Section:</text:p>
          </table:table-cell>
          <table:covered-table-cell/>
          <table:table-cell table:style-name="ce6" office:value-type="string" table:number-columns-spanned="2" table:number-rows-spanned="1">
            <text:p>Date OF Birth:</text:p>
          </table:table-cell>
          <table:covered-table-cell/>
          <table:table-cell/>
        </table:table-row>
        <table:table-row table:style-name="ro1">
          <table:table-cell table:number-columns-repeated="11"/>
        </table:table-row>
        <table:table-row table:style-name="ro2">
          <table:table-cell table:number-columns-repeated="2"/>
          <table:table-cell table:style-name="ce6" office:value-type="string" table:number-columns-spanned="2" table:number-rows-spanned="1">
            <text:p>Class Teacher Name:</text:p>
          </table:table-cell>
          <table:covered-table-cell/>
          <table:table-cell table:number-columns-repeated="2"/>
          <table:table-cell table:style-name="ce6" office:value-type="string" table:number-columns-spanned="2" table:number-rows-spanned="1">
            <text:p>Parent/Guardian Name:</text:p>
          </table:table-cell>
          <table:covered-table-cell/>
          <table:table-cell table:number-columns-repeated="3"/>
        </table:table-row>
        <table:table-row table:style-name="ro1" table:number-rows-repeated="2">
          <table:table-cell table:number-columns-repeated="11"/>
        </table:table-row>
        <table:table-row table:style-name="ro1">
          <table:table-cell/>
          <table:table-cell table:style-name="ce2" office:value-type="string">
            <text:p>Subjects</text:p>
          </table:table-cell>
          <table:table-cell table:style-name="ce2" office:value-type="string">
            <text:p>Unit Test 1</text:p>
          </table:table-cell>
          <table:table-cell table:style-name="ce2" office:value-type="string">
            <text:p>Unit Test 2</text:p>
          </table:table-cell>
          <table:table-cell table:style-name="ce2" office:value-type="string">
            <text:p>Quarterly</text:p>
          </table:table-cell>
          <table:table-cell table:style-name="ce2" office:value-type="string">
            <text:p>Unit Test 3</text:p>
          </table:table-cell>
          <table:table-cell table:style-name="ce2" office:value-type="string">
            <text:p>Unit Test 4</text:p>
          </table:table-cell>
          <table:table-cell table:style-name="ce2" office:value-type="string">
            <text:p>Halfyearly</text:p>
          </table:table-cell>
          <table:table-cell table:style-name="ce2" office:value-type="string">
            <text:p>Unit Test 5</text:p>
          </table:table-cell>
          <table:table-cell table:style-name="ce2" office:value-type="string">
            <text:p>Unit Test 6</text:p>
          </table:table-cell>
          <table:table-cell table:style-name="ce2" office:value-type="string">
            <text:p>Annual</text:p>
          </table:table-cell>
        </table:table-row>
        <table:table-row table:style-name="ro1">
          <table:table-cell/>
          <table:table-cell office:value-type="string">
            <text:p>SUBJECT_1_NAME</text:p>
          </table:table-cell>
          <table:table-cell table:number-columns-repeated="9"/>
        </table:table-row>
        <table:table-row table:style-name="ro1">
          <table:table-cell/>
          <table:table-cell office:value-type="string">
            <text:p>SUBJECT_2_NAME</text:p>
          </table:table-cell>
          <table:table-cell table:number-columns-repeated="9"/>
        </table:table-row>
        <table:table-row table:style-name="ro1">
          <table:table-cell/>
          <table:table-cell office:value-type="string">
            <text:p>SUBJECT_3_NAME</text:p>
          </table:table-cell>
          <table:table-cell table:number-columns-repeated="9"/>
        </table:table-row>
        <table:table-row table:style-name="ro1">
          <table:table-cell/>
          <table:table-cell office:value-type="string">
            <text:p>SUBJECT_4_NAME</text:p>
          </table:table-cell>
          <table:table-cell table:number-columns-repeated="9"/>
        </table:table-row>
        <table:table-row table:style-name="ro1">
          <table:table-cell/>
          <table:table-cell office:value-type="string">
            <text:p>SUBJECT_5_NAME</text:p>
          </table:table-cell>
          <table:table-cell table:number-columns-repeated="9"/>
        </table:table-row>
        <table:table-row table:style-name="ro1">
          <table:table-cell/>
          <table:table-cell office:value-type="string">
            <text:p>SUBJECT_6_NAME</text:p>
          </table:table-cell>
          <table:table-cell table:number-columns-repeated="9"/>
        </table:table-row>
        <table:table-row table:style-name="ro1">
          <table:table-cell/>
          <table:table-cell office:value-type="string">
            <text:p>SUBJECT_7_NAME</text:p>
          </table:table-cell>
          <table:table-cell table:number-columns-repeated="9"/>
        </table:table-row>
        <table:table-row table:style-name="ro1">
          <table:table-cell/>
          <table:table-cell office:value-type="string">
            <text:p>SUBJECT_8_NAME</text:p>
          </table:table-cell>
          <table:table-cell table:number-columns-repeated="9"/>
        </table:table-row>
        <table:table-row table:style-name="ro1">
          <table:table-cell/>
          <table:table-cell office:value-type="string">
            <text:p>SUBJECT_9_NAME</text:p>
          </table:table-cell>
          <table:table-cell table:number-columns-repeated="9"/>
        </table:table-row>
        <table:table-row table:style-name="ro1">
          <table:table-cell/>
          <table:table-cell office:value-type="string">
            <text:p>SUBJECT_10_NAME</text:p>
          </table:table-cell>
          <table:table-cell table:number-columns-repeated="9"/>
        </table:table-row>
        <table:table-row table:style-name="ro1">
          <table:table-cell/>
          <table:table-cell office:value-type="string">
            <text:p>Total Marks</text:p>
          </table:table-cell>
          <table:table-cell table:number-columns-repeated="9"/>
        </table:table-row>
        <table:table-row table:style-name="ro1">
          <table:table-cell/>
          <table:table-cell office:value-type="string">
            <text:p>Rank/Grade</text:p>
          </table:table-cell>
          <table:table-cell table:number-columns-repeated="9"/>
        </table:table-row>
        <table:table-row table:style-name="ro1">
          <table:table-cell/>
          <table:table-cell table:style-name="ce3"/>
          <table:table-cell table:style-name="Default" table:number-columns-repeated="8"/>
          <table:table-cell table:style-name="ce11"/>
        </table:table-row>
        <table:table-row table:style-name="ro3">
          <table:table-cell/>
          <table:table-cell table:style-name="ce3"/>
          <table:table-cell office:value-type="string" table:number-columns-spanned="8" table:number-rows-spanned="1">
            <text:p><text:span text:style-name="T1">Note 1:</text:span> Unit Tests – Max Marks 50 per subjectand Min pass percentage per subject 40%</text:p>
          </table:table-cell>
          <table:covered-table-cell table:number-columns-repeated="6"/>
          <table:covered-table-cell table:style-name="Default"/>
          <table:table-cell table:style-name="ce11"/>
        </table:table-row>
        <table:table-row table:style-name="ro3">
          <table:table-cell/>
          <table:table-cell table:style-name="ce3"/>
          <table:table-cell office:value-type="string" table:number-columns-spanned="8" table:number-rows-spanned="1">
            <text:p><text:span text:style-name="T1">Note 2:</text:span> Quarterly, Halfyearly and, Annual Exams – Max Marks 100 per subjectand Min pass percentage per subject 40%</text:p>
          </table:table-cell>
          <table:covered-table-cell table:number-columns-repeated="6"/>
          <table:covered-table-cell table:style-name="Default"/>
          <table:table-cell table:style-name="ce11"/>
        </table:table-row>
        <table:table-row table:style-name="ro3">
          <table:table-cell/>
          <table:table-cell table:style-name="ce3"/>
          <table:table-cell office:value-type="string" table:number-columns-spanned="8" table:number-rows-spanned="1">
            <text:p><text:span text:style-name="T1">Note 3:</text:span> Rank will be given for first 10 Maximum Total Marks without fail in any subject and then Grade</text:p>
          </table:table-cell>
          <table:covered-table-cell table:number-columns-repeated="6"/>
          <table:covered-table-cell table:style-name="Default"/>
          <table:table-cell table:style-name="ce11"/>
        </table:table-row>
        <table:table-row table:style-name="ro1">
          <table:table-cell/>
          <table:table-cell table:style-name="ce4" table:number-columns-spanned="10" table:number-rows-spanned="1"/>
          <table:covered-table-cell table:number-columns-repeated="2" table:style-name="ce7"/>
          <table:covered-table-cell table:number-columns-repeated="5"/>
          <table:covered-table-cell table:style-name="ce10"/>
          <table:covered-table-cell table:style-name="ce1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percentage-style style:name="N108">
      <number:number number:decimal-places="2" number:min-integer-digits="2"/>
      <number:text>%</number:text>
    </number:percentage-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12">12/08/2013</text:date>, <text:time>16:32: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83cm"/>
    </style:style>
    <style:style style:name="co3" style:family="table-column">
      <style:table-column-properties fo:break-before="auto" style:column-width="6.14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ff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data-style-name="N100">
      <style:table-cell-properties style:text-align-source="fix" style:repeat-content="false" fo:border="0.002cm solid #000000"/>
      <style:paragraph-properties fo:text-align="center" fo:margin-left="0cm"/>
    </style:style>
  </office:automatic-styles>
  <office:body>
    <office:spreadsheet>
      <table:table table:name="Sheet3"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2">
          <table:table-cell table:number-columns-repeated="3"/>
        </table:table-row>
        <table:table-row table:style-name="ro1">
          <table:table-cell/>
          <table:table-cell table:style-name="ce1" office:value-type="string">
            <text:p>Grade</text:p>
          </table:table-cell>
          <table:table-cell table:style-name="ce1" office:value-type="string">
            <text:p>% of Marks</text:p>
          </table:table-cell>
        </table:table-row>
        <table:table-row table:style-name="ro1">
          <table:table-cell/>
          <table:table-cell table:style-name="ce2" office:value-type="string">
            <text:p>A+</text:p>
          </table:table-cell>
          <table:table-cell table:style-name="ce2" office:value-type="string">
            <text:p>&gt;= 90 to &lt;=100</text:p>
          </table:table-cell>
        </table:table-row>
        <table:table-row table:style-name="ro1">
          <table:table-cell/>
          <table:table-cell table:style-name="ce2" office:value-type="string">
            <text:p>A</text:p>
          </table:table-cell>
          <table:table-cell table:style-name="ce2" office:value-type="string">
            <text:p>&gt;=75 to &lt;90</text:p>
          </table:table-cell>
        </table:table-row>
        <table:table-row table:style-name="ro1">
          <table:table-cell/>
          <table:table-cell table:style-name="ce2" office:value-type="string">
            <text:p>B+</text:p>
          </table:table-cell>
          <table:table-cell table:style-name="ce2" office:value-type="string">
            <text:p>&gt;=60 to &lt;75</text:p>
          </table:table-cell>
        </table:table-row>
        <table:table-row table:style-name="ro1">
          <table:table-cell/>
          <table:table-cell table:style-name="ce2" office:value-type="string">
            <text:p>B</text:p>
          </table:table-cell>
          <table:table-cell table:style-name="ce2" office:value-type="string">
            <text:p>&gt;=50 to &lt;60</text:p>
          </table:table-cell>
        </table:table-row>
        <table:table-row table:style-name="ro1">
          <table:table-cell/>
          <table:table-cell table:style-name="ce2" office:value-type="string">
            <text:p>C+</text:p>
          </table:table-cell>
          <table:table-cell table:style-name="ce2" office:value-type="string">
            <text:p>&gt;=40 to &lt;50</text:p>
          </table:table-cell>
        </table:table-row>
        <table:table-row table:style-name="ro1">
          <table:table-cell/>
          <table:table-cell table:style-name="ce2" office:value-type="string">
            <text:p>C</text:p>
          </table:table-cell>
          <table:table-cell table:style-name="ce2" office:value-type="string">
            <text:p>&gt; 0 &lt;40</text:p>
          </table:table-cell>
        </table:table-row>
        <table:table-row table:style-name="ro1">
          <table:table-cell/>
          <table:table-cell table:style-name="ce2" office:value-type="string">
            <text:p>D</text:p>
          </table:table-cell>
          <table:table-cell table:style-name="ce3" office:value-type="string">
            <text:p>Equal to 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percentage-style style:name="N108">
      <number:number number:decimal-places="2" number:min-integer-digits="2"/>
      <number:text>%</number:text>
    </number:percentage-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12">12/08/2013</text:date>, <text:time>17:47:13</text:time></text:p>
        </style:region-right>
      </style:header>
      <style:header-left style:display="false"/>
      <style:footer>
        <text:p>Page <text:page-number>1</text:page-number> / <text:page-count>99</text:page-count></text:p>
      </style:footer>
      <style:footer-left style:display="false"/>
    </style:master-page>
  </office:master-styles>
</office:document-styles>
</file>